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And yet,</text:p>
      <text:p text:style-name="Normal"><text:span text:style-name="T1">“Ouch...” 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And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But instead of saying anything,</text:p>
      <text:p text:style-name="Normal">“...” you just looked at her incredulously, and this lasted a lot longer than she was comfortable with. At last, <text:span text:style-name="T1">for some reason, </text:span>you smiled in relief.</text:p>
      <text:p text:style-name="Normal">“Huh~ So you’re saying that despite being able to teleport you still manage to be late every da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